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4pt" officeooo:rsid="000a7958" officeooo:paragraph-rsid="000a7958" style:font-size-asian="12.25pt" style:font-size-complex="14pt"/>
    </style:style>
    <style:style style:name="P2" style:family="paragraph" style:parent-style-name="Standard">
      <style:text-properties style:font-name="Calibri Light" fo:font-size="14pt" officeooo:rsid="000a7958" officeooo:paragraph-rsid="000b896e" style:font-size-asian="12.25pt" style:font-size-complex="14pt"/>
    </style:style>
    <style:style style:name="P3" style:family="paragraph" style:parent-style-name="Standard">
      <style:text-properties fo:color="#cc0000" style:font-name="Calibri Light" fo:font-size="14pt" officeooo:rsid="000a7958" officeooo:paragraph-rsid="000a7958" style:font-size-asian="12.25pt" style:font-size-complex="14pt"/>
    </style:style>
    <style:style style:name="P4" style:family="paragraph" style:parent-style-name="Standard">
      <style:text-properties fo:color="#cc0000" style:font-name="Calibri Light" fo:font-size="14pt" officeooo:rsid="000a7958" officeooo:paragraph-rsid="000b896e" style:font-size-asian="12.25pt" style:font-size-complex="14pt"/>
    </style:style>
    <style:style style:name="P5" style:family="paragraph" style:parent-style-name="Standard">
      <style:text-properties fo:color="#009900" style:font-name="Calibri Light" fo:font-size="14pt" officeooo:rsid="000a7958" officeooo:paragraph-rsid="000a7958" style:font-size-asian="12.25pt" style:font-size-complex="14pt"/>
    </style:style>
    <style:style style:name="T1" style:family="text">
      <style:text-properties officeooo:rsid="000b896e"/>
    </style:style>
    <style:style style:name="T2" style:family="text">
      <style:text-properties fo:color="#009999"/>
    </style:style>
    <style:style style:name="T3" style:family="text">
      <style:text-properties fo:color="#009999" officeooo:rsid="000b896e"/>
    </style:style>
    <style:style style:name="T4" style:family="text">
      <style:text-properties fo:color="#cc0000"/>
    </style:style>
    <style:style style:name="T5" style:family="text">
      <style:text-properties fo:color="#6600cc"/>
    </style:style>
    <style:style style:name="T6" style:family="text">
      <style:text-properties fo:color="#0000cc"/>
    </style:style>
    <style:style style:name="T7" style:family="text">
      <style:text-properties fo:color="#0000cc" officeooo:rsid="000b896e"/>
    </style:style>
    <style:style style:name="T8" style:family="text">
      <style:text-properties fo:color="#009900"/>
    </style:style>
    <style:style style:name="T9" style:family="text">
      <style:text-properties fo:color="#009900" officeooo:rsid="000b896e"/>
    </style:style>
    <style:style style:name="T10" style:family="text">
      <style:text-properties fo:color="#333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t</text:span> <text:span text:style-name="T4">EncontrarMediana</text:span> ( <text:span text:style-name="T2">angulo</text:span> A, <text:span text:style-name="T2">int</text:span> tamanio)</text:p>
      <text:p text:style-name="P1"/>
      <text:p text:style-name="P1"><text:span text:style-name="T4">comienzo</text:span> </text:p>
      <text:p text:style-name="P1"><text:tab/><text:span text:style-name="T2">int</text:span> n = tamanio</text:p>
      <text:p text:style-name="P1"><text:tab/><text:span text:style-name="T2">int</text:span> contador = 0</text:p>
      <text:p text:style-name="P1"><text:tab/><text:span text:style-name="T5">retornar</text:span> <text:span text:style-name="T6">DivideEtImpera</text:span> (A, tamanio, contador,n)</text:p>
      <text:p text:style-name="P1"/>
      <text:p text:style-name="P3">fin</text:p>
      <text:p text:style-name="P1"/>
      <text:p text:style-name="P1"/>
      <text:p text:style-name="P2"><text:span text:style-name="T2">int</text:span> <text:span text:style-name="T4">DivideEtImpera</text:span> (<text:span text:style-name="T3">arreglo</text:span> A, <text:span text:style-name="T2">int</text:span> tamanio, <text:span text:style-name="T2">int</text:span> &amp; contador, <text:span text:style-name="T2">int</text:span> n)</text:p>
      <text:p text:style-name="P1"/>
      <text:p text:style-name="P1"><text:span text:style-name="T4">comienzo</text:span> </text:p>
      <text:p text:style-name="P1"><text:tab/><text:span text:style-name="T2">int</text:span> men = 0</text:p>
      <text:p text:style-name="P1"><text:tab/><text:span text:style-name="T2">int</text:span> may = 0</text:p>
      <text:p text:style-name="P1"><text:tab/><text:span text:style-name="T2">int</text:span> pivote = A[n/2]</text:p>
      <text:p text:style-name="P1"><text:tab/><text:span text:style-name="T2">Arreglo</text:span> menores [n]</text:p>
      <text:p text:style-name="P1"><text:tab/><text:span text:style-name="T2">Arreglo</text:span> mayores [n]</text:p>
      <text:p text:style-name="P1"><text:tab/></text:p>
      <text:p text:style-name="P1"><text:span text:style-name="T8"><text:tab/>para cada</text:span> (c int i = 0, i&lt;n, i<text:span text:style-name="T10">++)</text:span></text:p>
      <text:p text:style-name="P2"><text:tab/><text:tab/><text:span text:style-name="T8">si</text:span> (A[i] &lt; pivote) <text:span text:style-name="T8">entonces</text:span></text:p>
      <text:p text:style-name="P2"><text:tab/><text:tab/><text:tab/>men<text:span text:style-name="T10">++</text:span></text:p>
      <text:p text:style-name="P1"><text:tab/><text:tab/><text:tab/>menores[i] = A[i]</text:p>
      <text:p text:style-name="P2"><text:tab/><text:tab/><text:tab/>contador<text:span text:style-name="T10">++</text:span></text:p>
      <text:p text:style-name="P1"><text:tab/><text:tab/><text:span text:style-name="T8">sino </text:span></text:p>
      <text:p text:style-name="P1"><text:tab/><text:tab/><text:tab/>may<text:span text:style-name="T10">++</text:span></text:p>
      <text:p text:style-name="P1"><text:tab/><text:tab/><text:tab/>mayores[i] = A[i]</text:p>
      <text:p text:style-name="P1"><text:tab/><text:span text:style-name="T8"><text:tab/>fin si</text:span></text:p>
      <text:p text:style-name="P5"><text:tab/>fin para</text:p>
      <text:p text:style-name="P1"><text:tab/></text:p>
      <text:p text:style-name="P2"><text:tab/><text:span text:style-name="T8">si</text:span> (contador == (tamanio/2) -1) <text:span text:style-name="T8">entonces</text:span></text:p>
      <text:p text:style-name="P1"><text:tab/><text:tab/><text:span text:style-name="T5">retornar</text:span> pivote</text:p>
      <text:p text:style-name="P2"><text:tab/><text:span text:style-name="T8">sino si</text:span> (contador &lt; <text:s/>(tamanio/2) -1) <text:span text:style-name="T8">entonces</text:span></text:p>
      <text:p text:style-name="P2"><text:tab/><text:tab/><text:span text:style-name="T5">retornar</text:span> <text:span text:style-name="T6">DivideEtImpera</text:span> ( mayores, tamanio, contador, may)<text:tab/></text:p>
      <text:p text:style-name="P2"><text:tab/><text:span text:style-name="T8">sino si</text:span> (contador &gt; (tamanio/2) -1) <text:span text:style-name="T8">entonces</text:span></text:p>
      <text:p text:style-name="P1"><text:tab/><text:tab/>contador = contador – <text:span text:style-name="T1">men</text:span></text:p>
      <text:p text:style-name="P2"><text:tab/><text:tab/><text:span text:style-name="T5">retornar</text:span><text:span text:style-name="T1"> </text:span><text:span text:style-name="T7">DivideEtImpera</text:span><text:span text:style-name="T1"> (menores, tamanio, contador, men)</text:span></text:p>
      <text:p text:style-name="P1"><text:tab/><text:span text:style-name="T9">fin si</text:span></text:p>
      <text:p text:style-name="P4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8:06:40.152000000</meta:creation-date>
    <dc:date>2015-10-10T18:33:20.329000000</dc:date>
    <meta:editing-duration>PT10M58S</meta:editing-duration>
    <meta:editing-cycles>1</meta:editing-cycles>
    <meta:document-statistic meta:table-count="0" meta:image-count="0" meta:object-count="0" meta:page-count="1" meta:paragraph-count="34" meta:word-count="122" meta:character-count="762" meta:non-whitespace-character-count="621"/>
    <meta:generator>LibreOffice/5.0.0.5$Windows_X86_64 LibreOffice_project/1b1a90865e348b492231e1c451437d7a15bb262b</meta:generator>
  </office:meta>
</office:document-meta>
</file>